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style:font-name="rem" fo:font-size="10.5pt" fo:letter-spacing="normal" fo:font-style="normal" fo:font-weight="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4" style:family="paragraph" style:parent-style-name="Standard">
      <style:paragraph-properties fo:margin-left="0cm" fo:margin-right="0cm" fo:text-indent="0cm" style:auto-text-indent="false"/>
      <style:text-properties fo:color="#000000" loext:opacity="100%"/>
    </style:style>
    <style:style style:name="P5" style:family="paragraph" style:parent-style-name="Standard">
      <style:paragraph-properties fo:margin-left="0cm" fo:margin-right="0cm" fo:line-height="150%" fo:text-indent="0cm" style:auto-text-indent="false"/>
      <style:text-properties fo:color="#000000" loext:opacity="100%" style:font-name="rem" fo:font-size="10.5pt" fo:font-style="normal" fo:font-weight="normal"/>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 <text:span text:style-name="T1">זה לא מה שהזמנתי</text:span>. <text:span text:style-name="T1">שלום לכולם וברוכים הבאים לפודקאסט סליחה</text:span>, <text:span text:style-name="T1">זה לא מה שהזמנתי</text:span>. <text:span text:style-name="T1">אני לימורך ואתיק הרגיל תל בשן</text:span>, <text:span text:style-name="T1">מייסד בית ספר למנהיגות תודעתית ומפתח שיטת אימפקט</text:span>.</text:p>
      <text:p text:style-name="P2">היי טל</text:p>
      <text:p text:style-name="P3"><text:span text:style-name="T1">אלן</text:span><text:span text:style-name="T2">.</text:span></text:p>
      <text:p text:style-name="P3"><text:span text:style-name="T1">איך החלטת לקרוא לפרק היום</text:span><text:span text:style-name="T2">?</text:span></text:p>
      <text:p text:style-name="P2">א הפרק היום הוא לא פוליט קורקט הוא אומר תפסיקו למחזר תפסיקו למחזר תפסיקו למחזר תפסיקו למחזר ככה החיים שלנו נשמעים מחזרים כל הזמן</text:p>
      <text:p text:style-name="P2">בכל הפרסומות אומרים לנו כן למחזר אתה יודע זה שזה טוב לעולם לקיימות מה מה מה אנחנו צריכים לא למחזר</text:p>
      <text:p text:style-name="P2">כן זה טוב לעולם ולקיימות זה לא טוב למערכות יחסים</text:p>
      <text:p text:style-name="P2">אסביר</text:p>
      <text:p text:style-name="P3"><text:span text:style-name="T1">אה תשמעי יש דברים ששווה למחזר תענוגות דברים חיוביים במערכת יחסים א הבעיה שאנחנו מחסרים גם מחזירים השפעה ולא במובן הבריא של המילה</text:span><text:span text:style-name="T2">. </text:span><text:span text:style-name="T1">א דווקא הייתי רוצה הפעם לגעת בטירוף הזה של איך קונפליקטים מתקיימים</text:span><text:span text:style-name="T2">. </text:span><text:span text:style-name="T1">אפשר לבחור נגיד דווקא את הזירה של בני זוג כי אני חושב שאנשים שהם בזוגיות ארוכה טווח א ימצאו את עצמם בתוך הפודקאסט הזה</text:span><text:span text:style-name="T2">. </text:span><text:span text:style-name="T1">א ואולי אולי אולי לראות למה לפעמים לא שווה למחזר ושאולי אולי הדבר הכי בריא למערכת היחסים היא לעצור כבר את המכזור</text:span><text:span text:style-name="T2">. </text:span><text:span text:style-name="T1">אז מה זה בעצם אחסור במערכת יחסים</text:span><text:span text:style-name="T2">? </text:span><text:span text:style-name="T1">נחזור מערכת יחסים זו התופעה הזאתי שאם אני נשוי שנה שנתיים </text:span><text:span text:style-name="T2">10 </text:span><text:span text:style-name="T1">או </text:span><text:span text:style-name="T2">15 </text:span><text:span text:style-name="T1">באיזשהו שלב אם יש בי איזשהיא טיפה של מודעות אני אתחיל לשים לב שכל המריבות שלי בין הובת הזוג שלי הם בעצם אותה מריבה</text:span><text:span text:style-name="T2">. </text:span><text:span text:style-name="T1">זה נכון שמדי פעם הנושאים משתנים והניואנסים משתנים אבל בגדול הסיפור אותו סיפור</text:span><text:span text:style-name="T2">. </text:span><text:span text:style-name="T1">היא מרגישה משהו כלפי משהו שאתה עשית היא נפגעת עד אם כן נשמתה היא אומרת לך בגדול את אותם דברים אתה מפרש אותם אותו דבר מרגיש את אותם רגשות נוראים ותוקף חזרה באותה תקיפה ובגדול זה הלופ גם את לימור אני מניח שאם תביטי לתוך חיי חססגונים תראי שכשיש קרבות עם בין הזוג שלך בגדול זה אותו קרב האם יש לך מושג על מה אני מדבר</text:span></text:p>
      <text:p text:style-name="P3"><text:span text:style-name="T1">אני כל הזמן אגיד חבר שלי או חברה שלי ברור שאני לא אגיד את זה על עצמי אבל תמיד א זה לא יהיה אותו נושא אבל מה שישב מאחורי זה זה יהיה אותו דבר</text:span><text:span text:style-name="T2">.</text:span></text:p>
      <text:p text:style-name="P3"><text:span text:style-name="T1">זה לא יהיה נושא</text:span><text:span text:style-name="T2">. </text:span><text:span text:style-name="T1">זה לא בכרח יהיה אותו נושא אבל התמסיפור שמסופר הוא תמיד אותו סיפור</text:span><text:span text:style-name="T2">. </text:span><text:span text:style-name="T1">אה כל פעם הצלב של הכוונת יכול להיות על משהו אחר</text:span><text:span text:style-name="T2">. </text:span><text:span text:style-name="T1">א למה חזרת כל כך מאוחר</text:span><text:span text:style-name="T2">? </text:span><text:span text:style-name="T1">למה חזרת כל כך מאוחר</text:span><text:span text:style-name="T2">? </text:span><text:span text:style-name="T1">אני תקועה פה עם הילדים</text:span><text:span text:style-name="T2">. </text:span><text:span text:style-name="T1">אני תקוע פה עם הילדים</text:span><text:span text:style-name="T2">. </text:span><text:span text:style-name="T1">מה צריך לראות כדי שתספור אותי</text:span><text:span text:style-name="T2">? </text:span><text:span text:style-name="T1">מה צריך לראות כדי שתספר אותי</text:span><text:span text:style-name="T2">? </text:span><text:span text:style-name="T1">למה תפסתי את החניה</text:span><text:span text:style-name="T2">? </text:span><text:span text:style-name="T1">כמה פעמים ביקשתי שתפנה לי מקום בחנה</text:span><text:span text:style-name="T2">. </text:span><text:span text:style-name="T1">זאת אומרת</text:span><text:span text:style-name="T2">, </text:span><text:span text:style-name="T1">אנחנו נראה שאולי כל פעם הסיבה או העילה לוויכוח היא עילה אחרת</text:span><text:span text:style-name="T2">, </text:span><text:span text:style-name="T1">אבל בסוף מגיעים לאותו רעיון</text:span><text:span text:style-name="T2">. </text:span><text:span text:style-name="T1">נגיד בשלוש שיעורות הראשונות שנתתי</text:span><text:span text:style-name="T2">, </text:span><text:span text:style-name="T1">הרעיון בא ואומר</text:span><text:span text:style-name="T2">, </text:span><text:span text:style-name="T1">אני עבדתי מאוד קשה</text:span><text:span text:style-name="T2">, </text:span><text:span text:style-name="T1">למה אתה לא עוזר</text:span><text:span text:style-name="T2">? </text:span><text:span text:style-name="T1">אז זה יכול להיות פעם אחת הילדים השאירו לי בלאגן ועל זה התפתח הוויכוח או פעם שנייה</text:span><text:span text:style-name="T2">. </text:span><text:span text:style-name="T1">למה חזרת כל כך מאוחר</text:span><text:span text:style-name="T2">? </text:span><text:span text:style-name="T1">זה שהטריגר או הטענה משתנת כל פעם א בע בעצם בסך הכל מייצג בדיוק את אותו שורש</text:span><text:span text:style-name="T2">, </text:span><text:span text:style-name="T1">אותה חוויה שכל האול נופל עליי</text:span><text:span text:style-name="T2">. </text:span><text:span text:style-name="T1">עכשיו</text:span><text:span text:style-name="T2">, </text:span><text:span text:style-name="T1">אם אני בא ואומר לך שכל האול נופל עליי</text:span><text:span text:style-name="T2">, </text:span><text:span text:style-name="T1">או כי אני מספר לך סיפור על כמה קשה לי היום</text:span><text:span text:style-name="T2">, </text:span><text:span text:style-name="T1">או שאני בא בתלונה על כמה חזרת מאוחר</text:span><text:span text:style-name="T2">, </text:span><text:span text:style-name="T1">את לא יכולה להישאר עדישה לאמירה הזאת שלי</text:span><text:span text:style-name="T2">, </text:span><text:span text:style-name="T1">כי אני בעצם מאשים אותך בעול שנופל עליי</text:span><text:span text:style-name="T2">, </text:span><text:span text:style-name="T1">ואין לך שום ברירה אלא להיכנס למהלך שמגן על העמדה שלך</text:span><text:span text:style-name="T2">. </text:span><text:span text:style-name="T1">את אומרת</text:span><text:span text:style-name="T2">, </text:span><text:span text:style-name="T1">סליחה</text:span><text:span text:style-name="T2">, </text:span><text:span text:style-name="T1">ואני שיחקתי כל היום בעבודה</text:span><text:span text:style-name="T2">, </text:span><text:span text:style-name="T1">כאילו פרחים שלחו לי מהבוקר עד הערב</text:span><text:span text:style-name="T2">. </text:span><text:span text:style-name="T1">כאילו שכשאני בעומס אתה מתחשב בי</text:span><text:span text:style-name="T2">. </text:span><text:span text:style-name="T1">לא</text:span><text:span text:style-name="T2">, </text:span><text:span text:style-name="T1">אני לא מתחשב בך</text:span><text:span text:style-name="T2">. </text:span><text:span text:style-name="T1">כאילו כל היום אני מפרפר פה סביב ילדים כדי שיהיה לך אויר ותוכי לעשות את מה שאת רוצה</text:span><text:span text:style-name="T2">. </text:span><text:span text:style-name="T1">והנה קיבלנו דבר שאנחנו קוראים לו מחזור אינפורמציה</text:span><text:span text:style-name="T2">. </text:span><text:span text:style-name="T1">והאמת היא שהמחזור הזה הוא משתכלל כי אנחנו כל כך מיומנים </text:span><text:soft-page-break/><text:span text:style-name="T1">מיומנים בטענות ובפגיעות שלנו שאנחנו שולפים באופן קבוע את המגננות הקבועות שלנו ואת הטענות הקבועות שלנו</text:span><text:span text:style-name="T2">. </text:span><text:span text:style-name="T1">אני רוצה לתת לך דוגמה כי אמרת לי להסתכל על החיים שלי ואתה מדבר ואני מסתכלת על החיים שלי</text:span></text:p>
      <text:p text:style-name="P3"><text:span text:style-name="T1">בחינתי יש ריב קבוע כל שישי בבוקר אני הולכת לרוץ חוזרת מבחינתי אני בהי מטורף אני בקטע של יאללה היום חופש בוא נסדר את הבית הבנות לא נמצאות ואני חוזרת הביתה וביני אם הוא התעורר אז הוא על המחשב והוא אולי רואה סדרות וממש לא בא לו לסדר את הבית ואז מתחיל הריב הקבוע שאני אומרת לו אתה יכול לעשות את זה ואת זה הוא מסתכל עליי במבט של אוף הוא עושה את זה אבל במבט של עוף ואז מתחיל הניואנס קבוע של אם כבר אתה עושה את זה</text:span><text:span text:style-name="T2">, </text:span><text:span text:style-name="T1">למה אתה לא עושה את זה עם חיוך</text:span><text:span text:style-name="T2">?</text:span></text:p>
      <text:p text:style-name="P3"><text:span text:style-name="T1">אבל מתחת לעוף הזה יש טענה ומתחת לטענה שלו</text:span><text:span text:style-name="T2">, </text:span><text:span text:style-name="T1">כשהוא מחזיר את הטענה הזו אלייך</text:span><text:span text:style-name="T2">, </text:span><text:span text:style-name="T1">זה פוגש אצלך מקום קבוע</text:span><text:span text:style-name="T2">. </text:span><text:span text:style-name="T1">הבקשה שלך פוגשת מקום קבוע והתגובה שלא פוגשת מקום קבוע</text:span><text:span text:style-name="T2">. </text:span><text:span text:style-name="T1">זה הדבר הזה שאנחנו גנו מחזור אינפורמציה</text:span><text:span text:style-name="T2">. </text:span><text:span text:style-name="T1">כלומר</text:span><text:span text:style-name="T2">, </text:span><text:span text:style-name="T1">תמיד נכנסת לתוך המערכת שלנו אותה מנגינה שמייצרת את אותם רגשות ואת אותם תגובות</text:span><text:span text:style-name="T2">. </text:span><text:span text:style-name="T1">ובעצם אנחנו מכניסים את אותם חומרי גלם לתודעות שלנו כל הזמן</text:span><text:span text:style-name="T2">. </text:span><text:span text:style-name="T1">ולכן התוצאות שאנחנו מקבלים אותם תוצאות</text:span><text:span text:style-name="T2">. </text:span><text:span text:style-name="T1">עכשיו בואי תגידי לי מה המנגינה שאת שומעת</text:span><text:span text:style-name="T2">. </text:span><text:span text:style-name="T1">מה בעצם הוא מנסה להגיד לך</text:span><text:span text:style-name="T2">?</text:span></text:p>
      <text:p text:style-name="P3"><text:span text:style-name="T1">זה היום חופש היחיד שיש לי במהלך השבוע</text:span><text:span text:style-name="T2">. </text:span><text:span text:style-name="T1">תני לי לעשות מה שאני רוצה</text:span><text:span text:style-name="T2">. </text:span><text:span text:style-name="T1">אני כל הזמן עובד קשה</text:span><text:span text:style-name="T2">. </text:span><text:span text:style-name="T1">זה שחזרת עכשיו עם אנרגיות מעריצה בעיה שלך</text:span><text:span text:style-name="T2">, </text:span><text:span text:style-name="T1">לכי תוציא אותם בקיפול כביסה</text:span><text:span text:style-name="T2">. </text:span><text:span text:style-name="T1">מה אני קשור</text:span><text:span text:style-name="T2">?</text:span></text:p>
      <text:p text:style-name="P3"><text:span text:style-name="T1">נכון</text:span><text:span text:style-name="T2">. </text:span><text:span text:style-name="T1">יפה</text:span><text:span text:style-name="T2">. </text:span><text:span text:style-name="T1">אז הוא אומר בצד של המחזור של האינפורמציה שלו</text:span><text:span text:style-name="T2">, </text:span><text:span text:style-name="T1">סוף סוף אני יכול לנוח ואת מטרידה אותי ולא מזהה את זה שסוף סוף הורדתי עומס</text:span><text:span text:style-name="T2">. </text:span><text:span text:style-name="T1">מה את שומעת</text:span><text:span text:style-name="T2">?</text:span></text:p>
      <text:p text:style-name="P3"><text:span text:style-name="T1">של אני לא רוצה לעזור ל שהבית פחות מעניין אותי מהעיסוקים שלי בחוץ</text:span><text:span text:style-name="T2">. </text:span><text:span text:style-name="T1">זה </text:span><text:span text:style-name="T2">list of my problems.</text:span></text:p>
      <text:p text:style-name="P3"><text:span text:style-name="T1">ומה את מרגישה</text:span><text:span text:style-name="T2">?</text:span></text:p>
      <text:p text:style-name="P3"><text:span text:style-name="T1">שבעצם הכל נופל עליי ושהבית אולי פחות חשוב מכל העיסוקים שלו האחרים</text:span><text:span text:style-name="T2">.</text:span></text:p>
      <text:p text:style-name="P3"><text:span text:style-name="T1">אז במחזור אינפורמציה שלך</text:span><text:span text:style-name="T2">, </text:span><text:span text:style-name="T1">החוויה שלך זה ששוב נשארת לבד ולא סוחבים אותך</text:span><text:span text:style-name="T2">. </text:span><text:span text:style-name="T1">ובחוויה שלו יש חוויה דומה כי היא מקבלת היפוך של המראה</text:span><text:span text:style-name="T2">. </text:span><text:span text:style-name="T1">היא אומרת סוף סוף יש לי זמן ולא סופרים אותי</text:span><text:span text:style-name="T2">. </text:span><text:span text:style-name="T1">אז בעצם זה מחזור אינפורמציה שהכותרת שלו זה אף אחד לא סופר אותי ונותן לי את המקום שמגיע לי</text:span><text:span text:style-name="T2">. </text:span><text:span text:style-name="T1">ושיהיה לכולנו בהצלחה</text:span><text:span text:style-name="T2">. </text:span><text:span text:style-name="T1">והמחזור הזה בעצם כל הזמן גם גורר את אותם הטקסטים</text:span><text:span text:style-name="T2">. </text:span><text:span text:style-name="T1">עכשיו</text:span><text:span text:style-name="T2">, </text:span><text:span text:style-name="T1">רוב הקונפליקטים האלה יכולים להמשיך כם חמש ו</text:span><text:span text:style-name="T2">10 </text:span><text:span text:style-name="T1">שנים</text:span><text:span text:style-name="T2">. </text:span><text:span text:style-name="T1">עכשיו</text:span><text:span text:style-name="T2">, </text:span><text:span text:style-name="T1">תראי</text:span><text:span text:style-name="T2">, </text:span><text:span text:style-name="T1">זוגות לא מפותחים או בשלב לא מפותח של הזוגיות שלהם</text:span><text:span text:style-name="T2">, </text:span><text:span text:style-name="T1">בדרך כלל נמצאים במה שאנחנו קוראים לו מיקוד שליטה חיצוני והאצבע שלך מופנית כלפי בין הזוג שלך ויש טענה בפנימיות שלך שאומרת אני כועסת כי הוא לא מתנהג בסטנדרט הראוי</text:span><text:span text:style-name="T2">. </text:span><text:span text:style-name="T1">יש לך איזה תחושה מסוימת של עליונות</text:span><text:span text:style-name="T2">. </text:span><text:span text:style-name="T1">את אומרת ה נהגות שלו היא לא הולמת</text:span><text:span text:style-name="T2">. </text:span><text:span text:style-name="T1">כלומר</text:span><text:span text:style-name="T2">, </text:span><text:span text:style-name="T1">יש איזה הצדקה פנימית</text:span><text:span text:style-name="T2">, </text:span><text:span text:style-name="T1">תחושה שהערכים שלך כרגע יותר גבוהים ומרום ערכייך א את שופטת את בין הזוג שלך ומצדיקה בזה את הכעס שלך</text:span><text:span text:style-name="T2">. </text:span><text:span text:style-name="T1">אנחנו קוראים הדבר הזה השלית העוצמה</text:span><text:span text:style-name="T2">. </text:span><text:span text:style-name="T1">אתם גם כועסת וגם צודקת כי מי שמתנהג בצורה לא ערקית או לא מוסרית זה הפרטנר שלך</text:span><text:span text:style-name="T2">. </text:span><text:span text:style-name="T1">ולכן הדרך היחידה לפתור את הבעיה הזאתי היא על ידי זה שהפרטנר ישתנה ויעלה בגובה סוף סוף ויחייה על פי סט ערכים ראוי</text:span><text:span text:style-name="T2">.</text:span></text:p>
      <text:p text:style-name="P3"><text:span text:style-name="T1">זאת אומרת</text:span><text:span text:style-name="T2">, </text:span><text:span text:style-name="T1">הפלתי את כל האשמ עליו ואת התיקון גם עליו</text:span><text:span text:style-name="T2">.</text:span></text:p>
      <text:p text:style-name="P3"><text:span text:style-name="T1">נכון</text:span><text:span text:style-name="T2">. </text:span><text:span text:style-name="T1">יותר מזה</text:span><text:span text:style-name="T2">, </text:span><text:span text:style-name="T1">נכנס לעמדה של קורבן</text:span><text:span text:style-name="T2">. </text:span><text:span text:style-name="T1">יש פה כמה דברים שמתרחשים</text:span><text:span text:style-name="T2">. </text:span><text:span text:style-name="T1">את בעמדה של קורבן</text:span><text:span text:style-name="T2">. </text:span><text:span text:style-name="T1">הקורבן מצדיק את עצמו</text:span><text:span text:style-name="T2">. </text:span><text:span text:style-name="T1">הוא חווה פעם אחת כעס ופעם אחת תחושה שליונות ערקית ואז הוא מצביע עם האצבע החוצה ואומר</text:span><text:span text:style-name="T2">, "</text:span><text:span text:style-name="T1">אתה בן זוג יקר</text:span><text:span text:style-name="T2">, </text:span><text:span text:style-name="T1">השם בכל הדבר הזה שקרה</text:span><text:span text:style-name="T2">, </text:span><text:span text:style-name="T1">אתה צריך לתפוס את עצמך ולשנות את ההתנהגות שלך</text:span><text:span text:style-name="T2">." </text:span><text:span text:style-name="T1">מה אחוזי ההצלחה של האסטרטגיה הזו בזוגיות</text:span><text:span text:style-name="T2">? </text:span><text:span text:style-name="T1">קהל יקר</text:span></text:p>
      <text:p text:style-name="P2">אפס</text:p>
      <text:p text:style-name="P2">אפס כן</text:p>
      <text:p text:style-name="P2">מינוס כמהכ</text:p>
      <text:p text:style-name="P3"><text:soft-page-break/><text:span text:style-name="T1">נכון זה אפס או בדרך כלל כבר אמרנו את זה בפודקאסטים הקודמים היא שבמקרה שמה זה שהטרגדיה של התודעה הראקטיבית כי גם זו תודעה ראקטיבית זה שהיא א למעשה מזמנת לעצמה או בוראת בדיוק את המציאות שהיא מנסה להימנע ממנה כלומר לא רק שזה לא פותר לך את הבעיה זה גם מחריף את הבעיה אגב בן הזוג שלך בצד השני חווה בדיוק את אותה חוויה הוא אומר איזה מין בת זוג זו שהיא לוקחת לעצמה את הזמן לנוח ולרוץ</text:span><text:span text:style-name="T2">, </text:span><text:span text:style-name="T1">שזה האופן שבו היא צורחת צורכת פניי ואני צורך פניי בלהיות תפוח אדמה מול המחשב אובר והיא לא מתחשבת בי</text:span><text:span text:style-name="T2">. </text:span><text:span text:style-name="T1">הוא גם חווט אותה חוויה של עליונות מוסרית</text:span><text:span text:style-name="T2">. </text:span><text:span text:style-name="T1">כלומר את פרויה וככה לא מתנהגים וגם הוא מצביע עלייך</text:span><text:span text:style-name="T2">. </text:span><text:span text:style-name="T1">קראנו לדבר הזה מיקוד שליטה חיצוני</text:span><text:span text:style-name="T2">. </text:span><text:span text:style-name="T1">כלומר האצבע מאשימה אותך וגם הוא מצפה שחייב השתפרו</text:span><text:span text:style-name="T2">. </text:span><text:span text:style-name="T1">אה כפוף לזה שאת תיישרי קו עם הערכים והאמונות שהוא אוחז בהם</text:span><text:span text:style-name="T2">.</text:span></text:p>
      <text:p text:style-name="P3"><text:span text:style-name="T1">אז אני שמה את כל השק עליו</text:span><text:span text:style-name="T2">, </text:span><text:span text:style-name="T1">הוא שם את כל השק עליי</text:span></text:p>
      <text:p text:style-name="P2">ולכן</text:p>
      <text:p text:style-name="P3"><text:span text:style-name="T1">ושלנו קבורים מתחת לכל השקים ויום שישי נראה אותו דבר כל שבוע</text:span><text:span text:style-name="T2">.</text:span></text:p>
      <text:p text:style-name="P3"><text:span text:style-name="T1">וזה מדהים כי זה לא משרט את האינטרסים של אף אחד זה קורה שנים זה מנציח את עצמו שניכם אני מכיר אתכם את שניכם במקרה אנשים סופר סופר אינטליגנטים ועדיין אנחנו נופלים לאותו פח ולכן זה נקרא מחזור אינפורמציה כי למפעל שלכם ה שהוא המיינד שלכם אתם כל הזמן מכניסים את אותה אינפורמציה ומה ד אתם המומים למרות תבונתכם האינסופית שאתם מקבלים במפעל את אותם תוצרים</text:span><text:span text:style-name="T2">. </text:span><text:span text:style-name="T1">לא יכול אדם להכניס למי שלו א חומרי גלם זהים ולצפות את התוצאה שלו</text:span><text:span text:style-name="T2">. </text:span><text:span text:style-name="T1">אז זה הבן אדם נקרא לו במרחאות כרגע לא יודע איך לצאת מזה לא להיות לא פוליטיקי קורקט אבל הנחות או ברמת מודעות נמוכה הוא מאשים את האחר</text:span><text:span text:style-name="T2">. </text:span><text:span text:style-name="T1">סבבה</text:span><text:span text:style-name="T2">? </text:span><text:span text:style-name="T1">קורה לכולנו אנחנו יודעים איך זה מרגיש וכמה זה מתסכל יש לנו רמה אחת מעט יותר גבוהה וזו רמה של טיפול זוגי</text:span><text:span text:style-name="T2">. </text:span><text:span text:style-name="T1">טיפול זוגי אומר צריך שניים לטנגו</text:span><text:span text:style-name="T2">. </text:span><text:span text:style-name="T1">בפנים בפנים אנחנו לא מאמינים שצריכים שניים לטנגו</text:span><text:span text:style-name="T2">. </text:span><text:span text:style-name="T1">אנחנו חושבים שהשני צריך להשתנות אבל אנחנו מוכנים אל מול המטפה להגיד כן ברור זאת סוגיות א ברור שיש לי </text:span><text:span text:style-name="T2">50% </text:span><text:span text:style-name="T1">אחריות</text:span><text:span text:style-name="T2">. </text:span><text:span text:style-name="T1">אנחנו לא יודעים מה היא לא בטוחים מה היא</text:span><text:span text:style-name="T2">. </text:span><text:span text:style-name="T1">גם לא בא לנו לקח לאחריות אבל הבן אדם המטופל אומר כן יש לי </text:span><text:span text:style-name="T2">50% </text:span><text:span text:style-name="T1">אח שניים לטנגו</text:span><text:span text:style-name="T2">. </text:span><text:span text:style-name="T1">ואז מתפתח איזשהו שהוא מסע ומתן</text:span><text:span text:style-name="T2">, </text:span><text:span text:style-name="T1">את תעשי ככה</text:span><text:span text:style-name="T2">, </text:span><text:span text:style-name="T1">אני אעשה ככה</text:span><text:span text:style-name="T2">, </text:span><text:span text:style-name="T1">האגו בודק כמה הוא מוכן לתת</text:span><text:span text:style-name="T2">, </text:span><text:span text:style-name="T1">ובתנאי שהוא יקבל בתמורה</text:span><text:span text:style-name="T2">. </text:span><text:span text:style-name="T1">א אלה דיאלוגים שאני לא מת עליהם כי הם לא נוגעים בשורש</text:span><text:span text:style-name="T2">. </text:span><text:span text:style-name="T1">א אבל זה כבר רמה מעט מעט יותר מפותחת</text:span><text:span text:style-name="T2">.</text:span></text:p>
      <text:p text:style-name="P3"><text:span text:style-name="T1">גם פה יש איזשהו סוג של עליונות מוסרית</text:span><text:span text:style-name="T2">. </text:span><text:span text:style-name="T1">זאת אומרת</text:span><text:span text:style-name="T2">, </text:span><text:span text:style-name="T1">איזה בסדר אני שהחלטתי עכשיו ללכת לטיפול זוגי</text:span><text:span text:style-name="T2">, </text:span><text:span text:style-name="T1">כי זה אומר שאולי גם לי יש איזשהו צד בעניין</text:span><text:span text:style-name="T2">.</text:span></text:p>
      <text:p text:style-name="P3"><text:span text:style-name="T1">כן</text:span><text:span text:style-name="T2">. </text:span><text:span text:style-name="T1">כן</text:span><text:span text:style-name="T2">, </text:span><text:span text:style-name="T1">כן</text:span><text:span text:style-name="T2">. </text:span><text:span text:style-name="T1">זה סוג של נאורות כזו</text:span><text:span text:style-name="T2">. </text:span><text:span text:style-name="T1">אני לא מעשה דבר רע</text:span><text:span text:style-name="T2">. </text:span><text:span text:style-name="T1">אני תמיד מעדיף זוג שבא ואומר כן</text:span><text:span text:style-name="T2">. </text:span><text:span text:style-name="T1">צריך פה שניים לטנגו</text:span><text:span text:style-name="T2">. </text:span><text:span text:style-name="T1">זה ברור שיש לי איזשהי אחריות</text:span><text:span text:style-name="T2">. </text:span><text:span text:style-name="T1">ואגב</text:span><text:span text:style-name="T2">, </text:span><text:span text:style-name="T1">יש כמובן בני זוג שבאמת מחפשים את האחריות שלהם</text:span><text:span text:style-name="T2">. </text:span><text:span text:style-name="T1">אה למשל פה אמרנו שבין הזוג שלו הדרך שלך</text:span><text:span text:style-name="T2">, </text:span><text:span text:style-name="T1">הדרך שלו</text:span><text:span text:style-name="T2">, </text:span><text:span text:style-name="T1">בין הזוג שלך הדרך שלו לצרוך מנוחה זה דרך בהייה שהשקת תפוחי אדמה לתפיסתך מול המחשב</text:span><text:span text:style-name="T2">, </text:span><text:span text:style-name="T1">שזה נראה לך בטלה</text:span><text:span text:style-name="T2">, </text:span><text:span text:style-name="T1">אבל בשבילו זאת מנוחה</text:span><text:span text:style-name="T2">. </text:span><text:span text:style-name="T1">א מבחינתו לרוץ זה טירוף</text:span><text:span text:style-name="T2">. </text:span><text:span text:style-name="T1">אז אפילו הבנה כזו בתוך זוגיות שכל אחד צורך מנוחה באופן אחר</text:span><text:span text:style-name="T2">. </text:span><text:span text:style-name="T1">אגב</text:span><text:span text:style-name="T2">, </text:span><text:span text:style-name="T1">יכול להיות שהוא גם צורך אהבה באופן אחר או צורך יחס או התחשבות באופן אחר א זה כבר תובנה שמקדמת אבל אני לא רוצה לדבר אה לא על אותו מיקוד שיטה חיצוני שמאשים ב</text:span><text:span text:style-name="T2">-100% </text:span><text:span text:style-name="T1">את האחר עם אותה תחושת עליונות אני גם לא רוצה לדבר על הרעיון הזה שבו אנחנו מסכימים שיש שניים לטנגו ומתחיל מסע ומתען של טן וכך כדי להשתפר אני דווקא רוצה לשבור את המגל הזה במקום אחר ולהציע משפט שאומר א לא האמת לא צריך שניים לטנגו מספיק אחד לטנגו</text:span><text:span text:style-name="T2">. </text:span><text:span text:style-name="T1">זאת אומרת</text:span><text:span text:style-name="T2">, </text:span><text:span text:style-name="T1">הנחת העבודה שלי שמערכת יחסים זוגית ניתן להשפיע אליה ואולי זאת הדרך הכי אפקטיבית להשפיע עליה דווקא על ידי תנועה של אחד השדים ולא שני הצדים במקביל</text:span><text:span text:style-name="T2">. </text:span><text:span text:style-name="T1">זה ממש נוגד את כל ה את כל ההיגיון</text:span><text:span text:style-name="T2">, </text:span><text:span text:style-name="T1">מה שאתה אומר כרגע</text:span><text:span text:style-name="T2">.</text:span></text:p>
      <text:p text:style-name="P3"><text:soft-page-break/><text:span text:style-name="T1">אה</text:span><text:span text:style-name="T2">, </text:span><text:span text:style-name="T1">זה תלוי בהיגיון של מי בהגיון של מי מסתכלים</text:span><text:span text:style-name="T2">. </text:span><text:span text:style-name="T1">אני ראיתי לא מעט אה דיאלוגים כאלה של תן וכך בטיפולים זוגיים</text:span><text:span text:style-name="T2">. </text:span><text:span text:style-name="T1">א גם ניסיתי את זה על עצמי</text:span><text:span text:style-name="T2">, </text:span><text:span text:style-name="T1">גם אצל הלקוחות שלנו וזה בדרך כלל לא מספיק עובד</text:span><text:span text:style-name="T2">. </text:span><text:span text:style-name="T1">אה</text:span><text:span text:style-name="T2">, </text:span><text:span text:style-name="T1">אני לוקח משפט שאמא שלי פעם אמרה לי כשהייתי נער</text:span><text:span text:style-name="T2">, </text:span><text:span text:style-name="T1">אני לא זוכר כבר מה היה ההקשר</text:span><text:span text:style-name="T2">, </text:span><text:span text:style-name="T1">היא אמרה לי</text:span><text:span text:style-name="T2">, </text:span><text:span text:style-name="T1">אגב</text:span><text:span text:style-name="T2">, </text:span><text:span text:style-name="T1">אני לא יודע אם זה נכון לי לפגוע באף אחד</text:span><text:span text:style-name="T2">, </text:span><text:span text:style-name="T1">היא אמרה לי</text:span><text:span text:style-name="T2">, </text:span><text:span text:style-name="T1">תינוק להורים חירשים מתי שהוא מפסיק לבכות</text:span><text:span text:style-name="T2">. </text:span><text:span text:style-name="T1">זה נשמע משפט מאוד אכזרי אבל מה שהוא אומר זה שאם אנחנו נפסיק להגיב כפי שתמיד הגבנו</text:span><text:span text:style-name="T2">, </text:span><text:span text:style-name="T1">לצד השני לא תהיה ברירה ומתי שהוא הוא יצטרך להפסיק לייצר את ההתנהגות הקודמת שלו</text:span><text:span text:style-name="T2">. </text:span><text:span text:style-name="T1">א אם עושים את זה במקום יחסית עמוק</text:span><text:span text:style-name="T2">, </text:span><text:span text:style-name="T1">לא במקום ההתנהגותי השטחי</text:span><text:span text:style-name="T2">, </text:span><text:span text:style-name="T1">אפשר לייצר גם שינוי משמעותי א בתוך מערכת היחסים</text:span><text:span text:style-name="T2">. </text:span><text:span text:style-name="T1">א כדי להיכנס לדבר הזה צריך לייצר איזשהו אפיון של מחזורי אינפורמציה א כלליים מעין מטה מחזורי אינפורמציה כאלה רעיונות קבועים שמתמחזרים</text:span><text:span text:style-name="T2">. </text:span><text:span text:style-name="T1">אז אני אנסה לעשות את זה</text:span><text:span text:style-name="T2">.</text:span></text:p>
      <text:p text:style-name="P3"><text:span text:style-name="T1">זהו זהמשפט עכשיו מבחינתי עלום</text:span><text:span text:style-name="T2">. </text:span><text:span text:style-name="T1">בוא תסביר לי אותו מה זה אומר</text:span><text:span text:style-name="T2">.</text:span></text:p>
      <text:p text:style-name="P3"><text:span text:style-name="T1">תראי אה יש למשל חוויה קבוהה של אחד מבני הזוג שהוא נותן יותר ומקבל פחות</text:span><text:span text:style-name="T2">.</text:span></text:p>
      <text:p text:style-name="P3"><text:span text:style-name="T1">שזה בדרך כלל התחושה אחרי הרבה שנים ביחד</text:span><text:span text:style-name="T2">.</text:span></text:p>
      <text:p text:style-name="P3"><text:span text:style-name="T1">או שכן או שלא</text:span><text:span text:style-name="T2">. </text:span><text:span text:style-name="T1">ולדבר הזה אה קוראים מרצה לא מרוצה</text:span><text:span text:style-name="T2">. </text:span><text:span text:style-name="T1">זאת אומרת אה יש יש לך נגיד חוויה שאת כל הזמן נותנת ונותנת ונותנת ומה שלא קורה הצד השני לא מרוצה וזה מחסור אינפורמציה שנקרא מרצה ולא מרוצה ובכל פעם שבין הזוג שלך לא מרוצה את באו בטענות או שאת מנסה לרצות אותו עוד יותר את רוצה לרצות אותו עוד יותר כי השאיפה שלך היא לקבל הכרה בנתינה שלך למשל זה סוג מסוים של מחזור אינפורמציה וכל עוד כל אחד מהצדדים ממשיך לאחוז בצורך הזה שלו</text:span><text:span text:style-name="T2">, </text:span><text:span text:style-name="T1">נגיד את בצורך הזה שלך לרצות והוא בצורך הזו שלו</text:span><text:span text:style-name="T2">, </text:span><text:span text:style-name="T1">בצורך שלו לא להיות מרוצה</text:span><text:span text:style-name="T2">. </text:span><text:span text:style-name="T1">ולא להיות מרוצה זה צורך עמוק של בן אדם</text:span><text:span text:style-name="T2">. </text:span><text:span text:style-name="T1">כל כמה שזה נשמע בסור</text:span><text:span text:style-name="T2">, </text:span><text:span text:style-name="T1">יש אנשים ששולטים בעולם על ידי זה שהם כל הזמן מראים לעולם שהם לא סביאי רצון</text:span><text:span text:style-name="T2">. </text:span><text:span text:style-name="T1">כל עוד שניכם תאחזו בשורש הזה של מרצה לא מרוצה</text:span><text:span text:style-name="T2">. </text:span><text:span text:style-name="T1">כל הקונפליקטים שיש לכם בבית א יפלו על אותו בסיס</text:span><text:span text:style-name="T2">.</text:span></text:p>
      <text:p text:style-name="P3"><text:span text:style-name="T1">ישבו על זה</text:span><text:span text:style-name="T2">. </text:span><text:span text:style-name="T1">בעצם זה יהיה הבסיס של כל המריבות שלה</text:span><text:span text:style-name="T2">. </text:span><text:span text:style-name="T1">לא משנה מה אני עושה בשבילך בבית הזה</text:span><text:span text:style-name="T2">, </text:span><text:span text:style-name="T1">זה לא מספיק</text:span><text:span text:style-name="T2">.</text:span></text:p>
      <text:p text:style-name="P3"><text:span text:style-name="T1">מה כבר את עושה</text:span><text:span text:style-name="T2">? </text:span><text:span text:style-name="T1">זה מתחיל מזה</text:span><text:span text:style-name="T2">.</text:span></text:p>
      <text:p text:style-name="P3"><text:span text:style-name="T1">לא</text:span><text:span text:style-name="T2">, </text:span><text:span text:style-name="T1">עכשיו</text:span><text:span text:style-name="T2">, </text:span><text:span text:style-name="T1">יכול להיות ש יכול להיות שגם בצד השני גם הוא מרצה</text:span><text:span text:style-name="T2">. </text:span><text:span text:style-name="T1">כלומר</text:span><text:span text:style-name="T2">, </text:span><text:span text:style-name="T1">המרצה לא מרוצה</text:span><text:span text:style-name="T2">. </text:span><text:span text:style-name="T1">אתה יכול להיות גם בצד שמאל וגם בצד ימין</text:span><text:span text:style-name="T2">.</text:span></text:p>
      <text:p text:style-name="P3"><text:span text:style-name="T1">כאילו זה לא רק היפוך תפקידים</text:span><text:span text:style-name="T2">, </text:span><text:span text:style-name="T1">זה אפילו כפי תפקידים</text:span><text:span text:style-name="T2">. </text:span><text:span text:style-name="T1">אני יכולה להיות בד ובד לנסות לרצות אותך וגם להיות לא מרוצה ממה שאתה עושה</text:span><text:span text:style-name="T2">.</text:span></text:p>
      <text:p text:style-name="P3"><text:span text:style-name="T1">את מרצה וזה לא עובד</text:span><text:span text:style-name="T2">, </text:span><text:span text:style-name="T1">אז את באה אליו בטענות</text:span><text:span text:style-name="T2">. </text:span><text:span text:style-name="T1">גם הוא מנסה לרצות וזה לא עובד אז הוא בא אלייך בטענות</text:span><text:span text:style-name="T2">. </text:span><text:span text:style-name="T1">אז המרצה לומרצה</text:span><text:span text:style-name="T2">. </text:span><text:span text:style-name="T1">תחשבי על זה בצורה של שמיניה</text:span><text:span text:style-name="T2">. </text:span><text:span text:style-name="T1">צופנו מאזיננו בבית אינם רואים את התמונה המעגלית שאני עם היד שלי</text:span><text:span text:style-name="T2">. </text:span><text:span text:style-name="T1">דמיינו אותה</text:span><text:span text:style-name="T2">. </text:span><text:span text:style-name="T1">אבל יש פה מין שמונה כזה אינסוף שבו את גם מרצה ביום ראשון וגם לא מרוצה בעיבורי יום ראשון ובין הזוג שלך בדיוק אותו דבר</text:span><text:span text:style-name="T2">. </text:span><text:span text:style-name="T1">מערכת יחסים מערכת של מרצה ולא מרוצה</text:span><text:span text:style-name="T2">. </text:span><text:span text:style-name="T1">ועל זה בסך הכל מור באות ופינקסנות</text:span><text:span text:style-name="T2">. </text:span><text:span text:style-name="T1">הנה תראה אתה אומר שאני לא עוזרת לך</text:span><text:span text:style-name="T2">. </text:span><text:span text:style-name="T1">איך אתה לא מתבייש</text:span><text:span text:style-name="T2">? </text:span><text:span text:style-name="T1">אני קמתי היום בבוקר מוקדם במיוחד כדי לעזור לך להתארגן לעבודה כי הייתה לך פרזנטציה</text:span><text:span text:style-name="T2">. </text:span><text:span text:style-name="T1">אני מזכר לך שגם אתמול לא יצאתי כ כי תארגנת אליה ואתה בא אליי בטענות ש שעשיתי לך בלאגן</text:span><text:span text:style-name="T2">. </text:span><text:span text:style-name="T1">תגיד לי על זה אתה אתה מתבונן וכמובן אם בצד השני יש ואז צריכה לתקוף אותו ומתי אתה עשית עבורי משהו והוא נכנס למגנה הזה</text:span><text:span text:style-name="T2">. </text:span><text:span text:style-name="T1">אז הנה זו פלטפורמה אחת למשל של מרצה לא מרוצה וכל עוד משהו בבסיס לאנה</text:span><text:span text:style-name="T2">. </text:span><text:span text:style-name="T1">כל הקונפליקטים שלכם ישבו לדבר הזה</text:span><text:span text:style-name="T2">. </text:span><text:span text:style-name="T1">כל פעם תראו אחר</text:span><text:span text:style-name="T2">, </text:span><text:span text:style-name="T1">כל פעם נושא אחר</text:span><text:span text:style-name="T2">, </text:span><text:span text:style-name="T1">אבל החוויה היא חוויה בסיסית</text:span><text:span text:style-name="T2">.</text:span></text:p>
      <text:p text:style-name="P2">יש לנו עוד סוגים של מחזור אינפורמציה או שאנחנו</text:p>
      <text:p text:style-name="P3"><text:soft-page-break/><text:span text:style-name="T1">אני חושב שיש לנו שלושה</text:span><text:span text:style-name="T2">, </text:span><text:span text:style-name="T1">עוד שלוש</text:span><text:span text:style-name="T2">, </text:span><text:span text:style-name="T1">סך הכל ארבעה אני אעבור עליהם ואתן לכל אחד דוגמה</text:span><text:span text:style-name="T2">. </text:span><text:span text:style-name="T1">אני חושב שמי שמקשיב לפודקאסט הזה</text:span><text:span text:style-name="T2">, </text:span><text:span text:style-name="T1">הסטטיסטית עם מה שמצאנו בסודנאות</text:span><text:span text:style-name="T2">, </text:span><text:span text:style-name="T1">הסיכוי שלא תמצאו את עצמכם בלפחות שניים מהמודלים האלה א הוא מאוד מאוד נמוך ואני מציע שנעבור עליהם</text:span><text:span text:style-name="T2">. </text:span><text:span text:style-name="T1">כל אחד א עם כל כמה שסלונים ינסה לברר איפה הוא ממוקם ואחר כך איך נראה האם ניתן לצאת משם</text:span><text:span text:style-name="T2">?</text:span></text:p>
      <text:p text:style-name="P2">זה חדשנות טיפול במאזינים תוך כדי א פרק בפודקס במקום לעצור שעונים בכוח המחשבה אנחנו נטפל באזוגיות של אנשים</text:p>
      <text:p text:style-name="P3"><text:span text:style-name="T1">אז חוויה או מחזור אחד מפורסם מאוד נקרא דוחה ודחוי חוויה שאחד רוצה יותר כל הזמן ועושה כל מיני פעולות כאלה אה מנסה מנסה מנסה והוא כל הזמן חשמו דחוי ובא בטענות לצד השני</text:span><text:span text:style-name="T2">, </text:span><text:span text:style-name="T1">יש לצד השני כל הזמן דוחה אותו</text:span><text:span text:style-name="T2">. </text:span><text:span text:style-name="T1">כלומר</text:span><text:span text:style-name="T2">, </text:span><text:span text:style-name="T1">מערכת היחסים ברמה של הלב א מרגישה לו מאוזנת</text:span><text:span text:style-name="T2">. </text:span><text:span text:style-name="T1">כמובן שביטויים של אהבה גם כן יושבים על תפיסות מאוד סובייקטיביות</text:span><text:span text:style-name="T2">. </text:span><text:span text:style-name="T1">כלומר כל אחד יש לו את מה זה עבורו להיות דחוי ומה זה עבורו להיות נאב</text:span><text:span text:style-name="T2">. </text:span><text:span text:style-name="T1">אחד נהיה מרגיש נאב כשמכנים לו אוכל</text:span><text:span text:style-name="T2">. </text:span><text:span text:style-name="T1">אחד מרגיש נהב כש אה א נוגעים בו</text:span><text:span text:style-name="T2">, </text:span><text:span text:style-name="T1">אחד כשמעצמים אותו ואומרים לו מילים טובות</text:span><text:span text:style-name="T2">. </text:span><text:span text:style-name="T1">יש הרבה מאוד דרכים לאכול א אוכל</text:span></text:p>
      <text:p text:style-name="P2">יש את הספר שפתאהבה שבעצם מדבר איזה איזה חושב שנתתי עכשיו שלושה מתוך איזה חמש אופציות לצריכה של אהבה כאילו שזה מוצר קומודטי האמת שזה קומודטי א תמיד בתחושת מחסור אז יש לנו דוחה ודחוי מרצה לא מרוצה א נגענו מקום דוגמה נכון</text:p>
      <text:p text:style-name="P2">א משהו קלאסי מאוד מאוד חזק שאנחנו פוגשים אינסוף פעמים הזנר הפולני השם קורבן</text:p>
      <text:p text:style-name="P2">או אנחנו טובים בזה כולנו</text:p>
      <text:p text:style-name="P3"><text:span text:style-name="T1">אה אני מוצא את זה כמעט בכל מערכת יחסים שאנחנו פוגשים</text:span><text:span text:style-name="T2">. </text:span><text:span text:style-name="T1">חוויה של מישהו שמתלונן א אומר א קשה לי בבית</text:span><text:span text:style-name="T2">, </text:span><text:span text:style-name="T1">אני לבד עם הילדים</text:span><text:span text:style-name="T2">, </text:span><text:span text:style-name="T1">היה לי יום נוראי</text:span><text:span text:style-name="T2">. </text:span><text:span text:style-name="T1">והצד השני מיד נכנס להתגוננות</text:span><text:span text:style-name="T2">, </text:span><text:span text:style-name="T1">כי הוא מרגיש שמאשימים אותו</text:span><text:span text:style-name="T2">. </text:span><text:span text:style-name="T1">כמובן שהדרך הכי טובה להיפטר מהאשמה זה לתקוף את הצד השני</text:span><text:span text:style-name="T2">. </text:span><text:span text:style-name="T1">והשם קורבן גם כן מאוד מאוד דומיננטי במערכות יחסים</text:span><text:span text:style-name="T2">. </text:span><text:span text:style-name="T1">ורביעי לא נעים גם הוא נקרא מנצל ומנוצל חוויה קבוהה של מנצלים אותי אוקיי וגם זה לימור יש היפוכים אתה יכול א להרגיש אה את באה הביתה א אין יש בלאגן בכיור את מרגישה עצמך גם מנוצלת גם קורבן גם דחויה אוקיי ומיד כשאת תוקפת את הצד השני הוא יכול להרגיש את עצמו בדיוק במקומות האלה שאת מרגישה את עצמך זה הייתי אומר שמי שרוצה להתחיל ולברר את המחזורים הקבועים האלה שישאל את עצמו האם יש בתוך הזוגיות שלי חוויה של דוחה ודחוי ואם כן באיזה צד יש לי נטייה יותר קבוהה להיות סביר להניח שאתה נמצא בשני הצדים למרות שבדוחי דחוי יש ריקוד אומנם אבל אני חושב שהרבה מאוד פעמים יש צד אחד שהוא יותר עודף אוקיי הדבר השני אני מזכיר מרצה ולא מרוצה השלישי השם קורבן מאוד דומיננטי והרביעי מנצל ומנוצל</text:span><text:span text:style-name="T2">. </text:span><text:span text:style-name="T1">אז למה ככה פתאום הפסקה באמצע הפרק</text:span><text:span text:style-name="T2">? </text:span><text:span text:style-name="T1">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text:span><text:span text:style-name="T2">. </text:span><text:span text:style-name="T1">ארבעה שיעורים עמוקים ומונים על חוק הסיבה והתוצאה מה שמואר צומח איך משנים מיקודי שליטה וטכניקה מובנת ומוכחת לבריאת מציאות</text:span><text:span text:style-name="T2">. </text:span><text:span text:style-name="T1">אני מלמד שם בצורה עמוקה ומסודרת את מה שהפודקאסט נוגע בו ברמיזה</text:span><text:span text:style-name="T2">. </text:span><text:span text:style-name="T1">פשוט תלחצו על הלינק פה למטה ותמשיכו להעמיק ולהתפתח</text:span><text:span text:style-name="T2">. </text:span><text:span text:style-name="T1">זהו</text:span><text:span text:style-name="T2">. </text:span><text:span text:style-name="T1">נתראה עוד שנייה מהצד השני</text:span><text:span text:style-name="T2">.</text:span></text:p>
      <text:p text:style-name="P3"><text:span text:style-name="T1">אז אחרי שדיברנו על כל הארבעה האלה ובעצם אמרת שהשלב ה שיש שלב שהוא סמי מתקדם ללכת לטיפול זוגי</text:span><text:span text:style-name="T2">, </text:span><text:span text:style-name="T1">נגעת בזה שבעצם הפתרון של זה יכול להיות על ידי זה מבחינת המיטבי שרק אחד בעצם יצא מהלופ הזה מהשמונה האינסופים הזה</text:span></text:p>
      <text:p text:style-name="P2">אני לא אומר</text:p>
      <text:p text:style-name="P2">השאלה אם עכשיו אנחנו ולכים להגיע לזה או שתמשוך אותנו עם הפתרון עוד קצת</text:p>
      <text:p text:style-name="P2">לא אני לא אמרתי שהפתרון המיטבי הוא שרג אחד צא אמרתי שלא צריך שניים לטעמים</text:p>
      <text:p text:style-name="P2">אוקיי</text:p>
      <text:p text:style-name="P3"><text:soft-page-break/><text:span text:style-name="T1">שבדרך כלל אפשר להיחלץ מזה א על ידי יציאה של צד אחד מהלופ אז בוא ניתן א דוגמה וגם צריך להבין עם כל הכבוד לפודקאסט ולשאיפה שלנו לייצר תכנים העמיקים א מחזור פורמציה יושבים על שורשים מאוד עמוקים</text:span><text:span text:style-name="T2">. </text:span><text:span text:style-name="T1">זו לא פעולה שטחית ועדיין ניתן לעשות שני</text:span><text:span text:style-name="T2">. </text:span><text:span text:style-name="T1">בוא ניתן דוגמה</text:span><text:span text:style-name="T2">. </text:span><text:span text:style-name="T1">בסדר</text:span><text:span text:style-name="T2">? </text:span><text:span text:style-name="T1">בוא ניקח השם קורבן</text:span><text:span text:style-name="T2">. </text:span><text:span text:style-name="T1">צריך רגע להבין שגם את האשם וגם את הקורבן</text:span><text:span text:style-name="T2">, </text:span><text:span text:style-name="T1">את החוויה של האשמ אנחנו מביאים בדרך כלל מקומות מאוד עתיקים בילדות שלנו</text:span><text:span text:style-name="T2">. </text:span><text:span text:style-name="T1">כלומר אם מישהו אה מרגיש אשם שהוא לא עושה מספיק כי אבא שלו</text:span><text:span text:style-name="T2">, </text:span><text:span text:style-name="T1">אמא שלו תמיד אמרו לו שהוא חושב על עצמו ושהוא אגואיסט ותסתכל איך אחיך עוזר ולמה אתה א כל הזמן חושב רק על עצמך וככה לא מתנהגים ואם תמשיך ככה אף אחד לא יהיה איתך ותפסיק להיות פרזיט ואם יש לו ניגון פנימי כזה היסטורי הדבר שהכי פגע בו זה שיגידו עליו שהוא חושב רק על עצמו וכש הוא יחזור הביתה א ובת הזוג או בן הזוג שלו יגידו לו אה א שהם צריכים זר והוא יגיד אני לא יכול אני עייף ובין או בת הזוג יתחילו לנגן את הניגון הזה שלו קורבנות מה זה אתה עייף מה ואני רעננה אני עבדתי כל היום וכשאתה צריך עזרה הקורבן ישר מתחיל לתקוף א כשאתה צריך עזרה אני עוזרת לך אני עוזבת את הדברים שלי מיד מיד מיד אני חשמי מועשם</text:span></text:p>
      <text:p text:style-name="P2">ואז זה זורק אותי חזרה על הילדות שאמרו לי אתה חושב רק על עצמך</text:p>
      <text:p text:style-name="P3"><text:span text:style-name="T1">נכון החוויה הזאת של להיות אשם היא עבורי חוויה בלתי נסבלת</text:span><text:span text:style-name="T2">. </text:span><text:span text:style-name="T1">זה משהו שאני לא יכול לשת אותו</text:span><text:span text:style-name="T2">. </text:span><text:span text:style-name="T1">לא יכולתי לשת את זה כשאני ילד</text:span><text:span text:style-name="T2">. </text:span><text:span text:style-name="T1">לא יכולתי לשת את זה כשהייתי נער</text:span><text:span text:style-name="T2">. </text:span><text:span text:style-name="T1">ובטח ובטח עכשיו כשאני נשוי</text:span><text:span text:style-name="T2">, </text:span><text:span text:style-name="T1">הדבר האחרון שאני רוצה לשמוע זה שאני חושב רק על עצמי</text:span><text:span text:style-name="T2">. </text:span><text:span text:style-name="T1">כי האמת אני מה זה משתדל והאמת אני נותן את ה</text:span><text:span text:style-name="T2">***. </text:span><text:span text:style-name="T1">והאמת גם אם הייתי יכול להשתפר זה היה </text:span><text:span text:style-name="T2">5%. </text:span><text:span text:style-name="T1">עכשיו הדרך שלי להסיר מעל עצמי את החוויה הכל כך נוראית</text:span><text:span text:style-name="T2">, </text:span><text:span text:style-name="T1">את האבל הזה היא פשוט עסוק בלזכות את עצמי עכשיו</text:span><text:span text:style-name="T2">. </text:span><text:span text:style-name="T1">אבל מול מי אני מזכה את עצמי</text:span><text:span text:style-name="T2">? </text:span><text:span text:style-name="T1">אני מזכה את עצמי מול הפרטנר שלי</text:span><text:span text:style-name="T2">. </text:span><text:span text:style-name="T1">אני מתחיל להגיד הנה מה על מה את מדברת תסתכלי מה אני עשיתי היום ואתמול איך את אומרת את הדברים האלה עליי</text:span><text:span text:style-name="T2">? </text:span><text:span text:style-name="T1">ואני כאילו עומד מול בית משפט כאשר השורש שלי הוא שורש של השם שחייב כרגע לזכות את עצמו</text:span><text:span text:style-name="T2">. </text:span><text:span text:style-name="T1">וכשאני מתוך השורש של האשמ הזה עסוק בלזכות את עצמי ומתחיל להראות את זה לצד השני הוא רק חוויה ה שמ צומחת אצלו</text:span><text:span text:style-name="T2">, </text:span><text:span text:style-name="T1">נכון</text:span><text:span text:style-name="T2">? </text:span><text:span text:style-name="T1">והוא מתחיל לתקוף אותי בחזרה ונכנסתי למחזור אינפורמציה</text:span><text:span text:style-name="T2">. </text:span><text:span text:style-name="T1">עכשיו</text:span><text:span text:style-name="T2">, </text:span><text:span text:style-name="T1">איך פותרים את הבעיה הזאתי</text:span><text:span text:style-name="T2">? </text:span><text:span text:style-name="T1">אנחנו צריכים להבין שחווית האשמה היא אלמנט פרטי</text:span><text:span text:style-name="T2">, </text:span><text:span text:style-name="T1">אלמנט אישי</text:span><text:span text:style-name="T2">, </text:span><text:span text:style-name="T1">אלמנט אינטימי</text:span><text:span text:style-name="T2">, </text:span><text:span text:style-name="T1">אלמנט שאני הבאתי אותו לתוך הדיאלוג</text:span><text:span text:style-name="T2">.</text:span></text:p>
      <text:p text:style-name="P3"><text:span text:style-name="T1">זה לא קשור בעצם לבת זוג שלי</text:span><text:span text:style-name="T2">,</text:span></text:p>
      <text:p text:style-name="P3"><text:span text:style-name="T1">נכון</text:span><text:span text:style-name="T2">? </text:span><text:span text:style-name="T1">היא יכול להיות שה הביאה קושי שיש שמה צורך אבל אם אני לא הייתי מביא את האשמ אז הקושי שלה או הצורך שלה או הטענה שלה או שלא לא היו פוגשים השם היו פוגשים משהו אחר מישהו שרוצה לעזור יכול לעזור לא בא לו לעבור לא דופק חשבון לא משנה מה אבל זה פגש השם וכבת השמא בלתי נסבלת פתחנו את מחזור האינפורמציה מחזור אינפורמציה במקרה הזה הוא שאני מנסה לזכות את עצמי על ידי הוכחת הפעולות שעשיתי אל מול הפרטנר שלי כאילו כמה אני כן בסדר או להשים אותו כלומר לייצר הדדיות להגיד לו רגע אבל אתה גם כן לא כאשר הפתרון בעצם נמצא במקום אחר הפתרון שנמצא במקום אחר כאשר הפתרון א לסוגיה הזאתי היא לעשות את פעולת הזיכוי אבל לא אל מול הצד השני זאת אומרת נגיד שאת תוקפת אותי או לפחות מבחינתי זה נתפס כחוויה של תקיפה על כך שאני חושב רק על עצמי ואני לא עוזר מספיק ומיד בפנים מתרוממת לי חוויה של השמע ואני מעוניין לזכות את עצמי מוליך</text:span><text:span text:style-name="T2">. </text:span><text:span text:style-name="T1">אני עושה את זה או דרך הסבר לכמה עשיתי או דרך תקיפה</text:span><text:span text:style-name="T2">. </text:span><text:span text:style-name="T1">זה ההרגל שלי</text:span><text:span text:style-name="T2">. </text:span><text:span text:style-name="T1">אבל אנחנו אומרים שתיקון הוא תמיד פעולה הפוכה להרגל</text:span><text:span text:style-name="T2">. </text:span><text:span text:style-name="T1">ובמקרה הזה מה שזה אומר שכשהצורך העצום הזה לזכות את עצמי עולה</text:span><text:span text:style-name="T2">, </text:span><text:span text:style-name="T1">הפוזיציה הפנימית הזיא עולה</text:span><text:span text:style-name="T2">. </text:span><text:span text:style-name="T1">אני חייב לעצור שזה כמו לקרוא את ים סוף</text:span><text:span text:style-name="T2">. </text:span><text:span text:style-name="T1">לשאול את עצמי האם אני באמת השם</text:span><text:span text:style-name="T2">? </text:span><text:span text:style-name="T1">האם באמת אני צריך להצדק ולהתנצל</text:span><text:span text:style-name="T2">? </text:span><text:span text:style-name="T1">התשובה שמוכנה אצלי מראש צריכה להיות לא</text:span><text:span text:style-name="T2">. </text:span><text:span text:style-name="T1">אני זה שמזכה את עצמי ואני איני זקוק לזיכוי של הצד השני או להכרה על הצד השני שאני עושה מספיק</text:span><text:span text:style-name="T2">.</text:span></text:p>
      <text:p text:style-name="P3"><text:span text:style-name="T1">זה קשה</text:span><text:span text:style-name="T2">. </text:span><text:span text:style-name="T1">זה מאוד קשה</text:span><text:span text:style-name="T2">.</text:span></text:p>
      <text:p text:style-name="P3"><text:span text:style-name="T1">זה לא קשה</text:span><text:span text:style-name="T2">. </text:span><text:span text:style-name="T1">זו קריאת ים סוף</text:span><text:span text:style-name="T2">. </text:span><text:span text:style-name="T1">אבל המהירות שבה זה עובד היא במהירות האור</text:span><text:span text:style-name="T2">.</text:span></text:p>
      <text:p text:style-name="P3"><text:soft-page-break/><text:span text:style-name="T1">עובד</text:span><text:span text:style-name="T2">. </text:span><text:span text:style-name="T1">זה אומר שזה גם משפיע על הצד השני</text:span><text:span text:style-name="T2">.</text:span></text:p>
      <text:p text:style-name="P2">זה אומר שאם הצד השני אם אני מתחיל לצמצם את הצורך שלי להגן על חפוט הפשע שלי ואני לא מרגיש אשם כי אני עשיתי די ויותר ואני נותן זיכוי פנימי לאט לאט אני מתחיל להיות פחות ופחות מאויה ממה שהצד השני אומר ואני גם מצליח לראות אותו אני לא ממשיך להוכיח או להשים אותו מה שלא נותן את חומרי הגלם להמשיך את השיחה אני יכול להגיד אני מבין שאת מאוד מאוד עמוסה היום א אני גם אגב היה לי יום מאוד עמוס אני בודק רגע ורואה מה אני יכול לעשות או שאני אומר</text:p>
      <text:p text:style-name="P2">קיפלת לי באגב הזה איזשהו קטע של</text:p>
      <text:p text:style-name="P2">או שאני אומר אני בודק אבל אני לא יכול לעשות היום אני פשוט גמור ולי יש תחושה של שלמות פנימית תראי לי מור זה קצת מבלבל בהתחלה אה אף אחד לא יכול להמשיך להשים אדם שחש זכאי תחשבי על זה פשוט</text:p>
      <text:p text:style-name="P3"><text:span text:style-name="T1">פשוט אתה העובדות לא יבלבלו אותי עכשיו זה פשוט לא יקרה</text:span><text:span text:style-name="T2">. </text:span><text:span text:style-name="T1">אפשר לנגן על אדם שמרגיש אשם כי הוא זה שחייב להתגונן</text:span><text:span text:style-name="T2">. </text:span><text:span text:style-name="T1">אבל אם אני לא אין לי את הצורך להתגונן ואני בלמתי את זה בהתחלה זה מאוד קשה</text:span><text:span text:style-name="T2">. </text:span><text:span text:style-name="T1">המחזור אינפורמציה נפסק</text:span><text:span text:style-name="T2">. </text:span><text:span text:style-name="T1">זה לא איזה משהו על פני השטח</text:span><text:span text:style-name="T2">. </text:span><text:span text:style-name="T1">הצד השני צטריך לצאת מהקורבנות שלו דרך זה שהוא מאשים אותי</text:span><text:span text:style-name="T2">. </text:span><text:span text:style-name="T1">הוא יצטרך אין את מי להשים בצד השני</text:span><text:span text:style-name="T2">. </text:span><text:span text:style-name="T1">הצד השני לא משתף פעולה עם האשמה הזאתי</text:span><text:span text:style-name="T2">.</text:span></text:p>
      <text:p text:style-name="P3"><text:span text:style-name="T1">זה לא עוד יותר יעצים את כדור השלג של הצד השני</text:span><text:span text:style-name="T2">?</text:span></text:p>
      <text:p text:style-name="P3"><text:span text:style-name="T1">לא</text:span><text:span text:style-name="T2">. </text:span><text:span text:style-name="T1">כשאני חשמ ואני מאוים</text:span><text:span text:style-name="T2">, </text:span><text:span text:style-name="T1">אני לא מקבל ונותן הכרה לצד השני על המצוקה שלו</text:span><text:span text:style-name="T2">. </text:span><text:span text:style-name="T1">להפך אני עסוק בהגנה על עצמי</text:span><text:span text:style-name="T2">. </text:span><text:span text:style-name="T1">אז אף אחד מהצדדים</text:span><text:span text:style-name="T2">, </text:span><text:span text:style-name="T1">הצרכים הפנימי שלי לא נענים</text:span><text:span text:style-name="T2">. </text:span><text:span text:style-name="T1">דווקא כשאני מזכה את עצמי ואומר אני עם הצורך הזה להתגונן ולזכות את עצמי מולה</text:span><text:span text:style-name="T2">, </text:span><text:span text:style-name="T1">סיימתי כי אני בזיכוי פנימי</text:span><text:span text:style-name="T2">. </text:span><text:span text:style-name="T1">אני עשיתי כמיתב יכולתי</text:span><text:span text:style-name="T2">. </text:span><text:span text:style-name="T1">אני תורם את חלקי בבית</text:span><text:span text:style-name="T2">. </text:span><text:span text:style-name="T1">אני לא מעוניין ולא מתכוון להוכיח את זה יותר</text:span><text:span text:style-name="T2">. </text:span><text:span text:style-name="T1">דווקא ברגע הזה נפתח אשניו לראות את הבן זוג כפי שהוא באמת</text:span><text:span text:style-name="T2">. </text:span><text:span text:style-name="T1">מה באמת הוא רוצה</text:span><text:span text:style-name="T2">? </text:span><text:span text:style-name="T1">מה הצורך שלו</text:span><text:span text:style-name="T2">, </text:span><text:span text:style-name="T1">למה הוא זקוק ממני</text:span><text:span text:style-name="T2">? </text:span><text:span text:style-name="T1">בלי שאני ארגיש שמאשימים אותי במצוקה</text:span><text:span text:style-name="T2">. </text:span><text:span text:style-name="T1">כי הקורבן מה שהוא אומר</text:span><text:span text:style-name="T2">, </text:span><text:span text:style-name="T1">אני במצוקה כי אתה</text:span><text:span text:style-name="T2">. </text:span><text:span text:style-name="T1">אבל זה לא נכון</text:span><text:span text:style-name="T2">. </text:span><text:span text:style-name="T1">הוא במצוקה כי הוא</text:span><text:span text:style-name="T2">. </text:span><text:span text:style-name="T1">כשהוא אומר לי</text:span><text:span text:style-name="T2">, </text:span><text:span text:style-name="T1">אני במצוקה כי אתה וזה פוגש את רגש האשם שלי</text:span><text:span text:style-name="T2">, </text:span><text:span text:style-name="T1">אני אין לי ברירה אלא להתגונן</text:span><text:span text:style-name="T2">. </text:span><text:span text:style-name="T1">כשאני מזכה את עצמי</text:span><text:span text:style-name="T2">, </text:span><text:span text:style-name="T1">זה רק מרגיז אותו יותר כי הוא לא מקבל את ההתכרה</text:span><text:span text:style-name="T2">. </text:span><text:span text:style-name="T1">כשאני תוקף אותו הוא גם לא מקבל את ההכרה</text:span><text:span text:style-name="T2">. </text:span><text:span text:style-name="T1">ולכן אנחנו נמצאים במחזור אינפורמצ</text:span><text:span text:style-name="T2">. </text:span><text:span text:style-name="T1">זה שנים</text:span><text:span text:style-name="T2">. </text:span><text:span text:style-name="T1">אז דווקא הדבר הזה שיוצר את מחזור האינפורמציה זה הזיכוי הפנימי</text:span><text:span text:style-name="T2">. </text:span><text:span text:style-name="T1">תראי התרגיל שאנחנו נותנים לו פעם</text:span><text:span text:style-name="T2">. </text:span><text:span text:style-name="T1">מישהו חוזר מסדנה אומר עכשיו יאכלו לי את הראש בבית</text:span><text:span text:style-name="T2">. </text:span><text:span text:style-name="T1">אני הולך רגע עכשיו על השם קורבן</text:span><text:span text:style-name="T2">. </text:span><text:span text:style-name="T1">ישאלו אותי שלה נו שווה הקורס הזה חמישה ימים להיות בבית שאני אתקע פה עם הילדים</text:span><text:span text:style-name="T2">? </text:span><text:span text:style-name="T1">כאילו לנגן את הניגון</text:span><text:span text:style-name="T2">. </text:span><text:span text:style-name="T1">עכשיו ההרגל של הבן אדם שחוזר להגיד לא אני מצטער וזה תראי מה לא לי לא מגיע כל מיני כאלה</text:span><text:span text:style-name="T2">. </text:span><text:span text:style-name="T1">אז אנחנו אומרים ל אנשים תגידו מה השלט שיורם ברגע שתיכנסו הביתה ומה יהיה כתוב עליו השלט שיורם זה אני קורבן אתה השם אוקיי מה אתה בדרך כלל עושה מתגונן או תוקף יפה עם איזה שלט אתה מתכוון להגיע פעם הביתה עם שלט של זכאי הזכאי מה הוא יענה לאמירה הזאתי נו היה שווה להגיע הביתה ולהשאיר אותי פה חמישה ימים להיות בסדנה חמישה ימים ולהגיע התשובה שלו תהיה אה כן כן תודה זה היה המדהים</text:span><text:span text:style-name="T2">. </text:span><text:span text:style-name="T1">אני מאוד מאוד מעריך שנתת לי את הזמן הזה או שנתת לי את הזמן הזה א לטפל בעצמי</text:span><text:span text:style-name="T2">. </text:span><text:span text:style-name="T1">עכשיו</text:span><text:span text:style-name="T2">, </text:span><text:span text:style-name="T1">הייתה לנו סדנה כזו לפני כמה שבועות שמישהו חזר וזה מה שהוא עשה</text:span><text:span text:style-name="T2">. </text:span><text:span text:style-name="T1">ממש דמיין את השלט הזה</text:span><text:span text:style-name="T2">. </text:span><text:span text:style-name="T1">א זה מישהי שחזרה לאמא שלה שתמיד נגנה לה על רגשות השם הזה שהיא לא עושה מספיק והכל נופל על האמא</text:span><text:span text:style-name="T2">. </text:span><text:span text:style-name="T1">אז היא אמרה לה</text:span><text:span text:style-name="T2">, " </text:span><text:span text:style-name="T1">כן</text:span><text:span text:style-name="T2">, </text:span><text:span text:style-name="T1">אמא א היה שווה וממש ממש תודה</text:span><text:span text:style-name="T2">. </text:span><text:span text:style-name="T1">ואת יודעת ליור מהא אמא שלה עשתה</text:span><text:span text:style-name="T2">? </text:span><text:span text:style-name="T1">היא הסתובבה ואמרה לה אה יופי</text:span><text:span text:style-name="T2">." </text:span><text:span text:style-name="T1">והלכה לישון</text:span><text:span text:style-name="T2">. </text:span><text:span text:style-name="T1">זאת אומרת ילד הורים חרשים מתי שהוא מפסיק לבכות</text:span><text:span text:style-name="T2">. </text:span><text:span text:style-name="T1">עכשיו אפשר להתגלגל עם זה הלאה</text:span><text:span text:style-name="T2">. </text:span><text:span text:style-name="T1">כי בסיפור הזה סיפרתי כרגע על המערכת יחסים בין הילדה לבין</text:span><text:span text:style-name="T2">. </text:span><text:span text:style-name="T1">כשהאמא לא קיבלה יותר מקום לקורבנות שלה</text:span><text:span text:style-name="T2">, </text:span><text:span text:style-name="T1">כי לא היה מישהו שהיה מוכן לשת באשמה</text:span><text:span text:style-name="T2">, </text:span><text:span text:style-name="T1">היא נאלצה להתחיל ולזוז גם בעצמה</text:span><text:span text:style-name="T2">. </text:span><text:span text:style-name="T1">הסיפור הזה הוא סיפור סינדרלה</text:span><text:span text:style-name="T2">. </text:span><text:span text:style-name="T1">כי במקרה הזה גם האם הזו שבחיים לא יצאה מהבית ואף פעם לא טיפלה בעצמה כי הקורבנות תמיד השאירה </text:span><text:soft-page-break/><text:span text:style-name="T1">אותה קורבן לצרכים של אחרים</text:span><text:span text:style-name="T2">. </text:span><text:span text:style-name="T1">התחילה בעקבות הדבר הזה א לטפל גם בעצמה ויצא גם היא א לחול ולסודות מה שלא היה קודם</text:span><text:span text:style-name="T2">. </text:span><text:span text:style-name="T1">ולכן מחזור האינפורמציה</text:span><text:span text:style-name="T2">, </text:span><text:span text:style-name="T1">למרות שהוא מרגיש כפעולה אכזרית וחד צדדית בהתחלה בעצם בעצם בעצם מאפשר גם לצד השני לייצר תנועה מאוד מאוד משמעותית</text:span><text:span text:style-name="T2">.</text:span></text:p>
      <text:p text:style-name="P3"><text:span text:style-name="T1">כן</text:span><text:span text:style-name="T2">.</text:span></text:p>
      <text:p text:style-name="P3"><text:span text:style-name="T1">אנחנו הגענו לסוף הפרק ובעצם מה שאני לומדת מזה שלא צריך שניים לטנגו</text:span><text:span text:style-name="T2">. </text:span><text:span text:style-name="T1">א רק אחד יכול לעשות את הפעולה של שבירת השמונה האינסופי הזה</text:span><text:span text:style-name="T2">.</text:span></text:p>
      <text:p text:style-name="P3"><text:span text:style-name="T1">כן</text:span><text:span text:style-name="T2">. </text:span><text:span text:style-name="T1">א נצה להודות לך</text:span><text:span text:style-name="T2">.</text:span></text:p>
      <text:p text:style-name="P3"><text:span text:style-name="T1">היה כיף</text:span><text:span text:style-name="T2">.</text:span></text:p>
      <text:p text:style-name="P3"><text:span text:style-name="T1">ואנחנו ניפגש בפרק הבא</text:span><text:span text:style-name="T2">.</text:span></text:p>
      <text:p text:style-name="P3"><text:span text:style-name="T1">יופי</text:span><text:span text:style-name="T2">. </text:span><text:span text:style-name="T1">נדע</text:span><text:span text:style-name="T2">. </text:span><text:span text:style-name="T1">תודה רבה</text:span><text:span text:style-name="T2">.</text:span></text:p>
      <text:p text:style-name="P3"><text:span text:style-name="T1">תודה</text:span><text:span text:style-name="T2">.</text:span></text:p>
      <text:p text:style-name="P3"><text:span text:style-name="T1">להתראות</text:span><text:span text:style-name="T2">.</text:span></text:p>
      <text:p text:style-name="P3"><text:span text:style-name="T1">סליחה</text:span><text:span text:style-name="T2">, </text:span><text:span text:style-name="T1">זה לא מה שהזמנתי</text:span><text:span text:style-name="T2">.</text:span></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39:26.016835900</dc:date>
    <meta:editing-duration>PT1M56S</meta:editing-duration>
    <meta:editing-cycles>3</meta:editing-cycles>
    <meta:generator>LibreOffice/25.8.2.2$Windows_X86_64 LibreOffice_project/d401f2107ccab8f924a8e2df40f573aab7605b6f</meta:generator>
    <meta:document-statistic meta:table-count="0" meta:image-count="0" meta:object-count="0" meta:page-count="8" meta:paragraph-count="77" meta:word-count="4601" meta:character-count="22712" meta:non-whitespace-character-count="18188"/>
  </office:meta>
</office:document-meta>
</file>